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000000" loext:opacity="100%" fo:font-size="12pt" fo:background-color="transparent" style:font-size-asian="12pt" style:font-size-complex="12pt"/>
    </style:style>
    <style:style style:name="P2" style:family="paragraph" style:parent-style-name="Standard">
      <style:paragraph-properties style:line-height-at-least="0.503cm"/>
      <style:text-properties fo:color="#000000" loext:opacity="100%" style:text-line-through-style="none" style:text-line-through-type="none" style:font-name="Liberation Serif"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 style:family="text">
      <style:text-properties fo:background-color="#ffff00" loext:char-shading-value="0"/>
    </style:style>
    <style:style style:name="T2" style:family="text">
      <style:text-properties fo:color="#808080" loext:opacity="100%"/>
    </style:style>
    <style:style style:name="T3" style:family="text">
      <style:text-properties fo:color="#808080" loext:opacity="100%" style:font-name="Consolas" fo:font-size="10.5pt" fo:font-weight="normal"/>
    </style:style>
    <style:style style:name="T4" style:family="text">
      <style:text-properties fo:color="#569cd6" loext:opacity="100%"/>
    </style:style>
    <style:style style:name="T5" style:family="text">
      <style:text-properties fo:color="#569cd6" loext:opacity="100%" style:font-name="Consolas" fo:font-size="10.5pt" fo:font-weight="normal"/>
    </style:style>
    <style:style style:name="T6" style:family="text">
      <style:text-properties fo:font-weight="normal"/>
    </style:style>
    <style:style style:name="T7" style:family="text">
      <style:text-properties style:font-name="Consolas" fo:font-weight="normal"/>
    </style:style>
    <style:style style:name="T8" style:family="text">
      <style:text-properties style:font-name="Consolas" fo:font-size="10.5pt"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Ο <text:span text:style-name="T1">Αλέξης Τσίπρας</text:span> είναι Έλληνας πολιτικός που διετέλεσε πρωθυπουργός της Ελλάδας από το 2015 έως το 2019. Κέρδισε τη διεθνή προσοχή κατά τη διάρκεια της ελληνικής κρίσης χρέους επειδή αντιστάθηκε στα μέτρα λιτότητας και ζήτησε επαναδιαπραγμάτευση του ελληνικού χρέους. Ο Τσίπρας εφάρμοσε προοδευτικές πολιτικές κατά τη διάρκεια της πρωθυπουργίας του, αλλά αντιμετώπισε κριτική για τον χειρισμό της προσφυγικής κρίσης και της διαφθοράς από την κυβέρνησή του. Έχασε σε πρόωρες εκλογές το 2019 από το συντηρητικό κόμμα της Νέας Δημοκρατίας.</text:p>
      <text:p text:style-name="Standard"/>
      <text:p text:style-name="Standard"/>
      <text:p text:style-name="Standard">Ο <text:span text:style-name="T1">Κυριάκος Μητσοτάκης</text:span> είναι ο σημερινός Πρωθυπουργός της Ελλάδας, έχοντας εκλεγεί το 2019. Διεξήγαγε εκστρατεία για μια πλατφόρμα οικονομικών μεταρρυθμίσεων, δημιουργίας θέσεων εργασίας και προσέλκυσης ξένων επενδύσεων. Από τότε που έγινε Πρωθυπουργός, έχει εφαρμόσει οικονομικές μεταρρυθμίσεις, έχει μειώσει τη γραφειοκρατία και έχει ιδιωτικοποιήσει κρατικά περιουσιακά στοιχεία. Ο Μητσοτάκης έχει επίσης λάβει μέτρα για την αντιμετώπιση της διαφθοράς και τη βελτίωση των σχέσεων της Ελλάδας με τις γειτονικές χώρες. Ωστόσο, η κυβέρνησή του έχει αντιμετωπίσει επικρίσεις για τον χειρισμό της πανδημίας COVID-19.</text:p>
      <text:p text:style-name="Standard"/>
      <text:p text:style-name="Standard">Ο <text:span text:style-name="T1">Γιάνης Βαρουφάκης</text:span> είναι Έλληνας οικονομολόγος και πρώην πολιτικός που διετέλεσε υπουργός Οικονομικών στην πρώτη κυβέρνηση του Αλέξη Τσίπρα το 2015. Είναι γνωστός για την κριτική του στις πολιτικές λιτότητας και την υποστήριξή του στην επαναδιαπραγμάτευση του ελληνικού χρέους. Ο Βαρουφάκης είναι επίσης πολυγραφότατος συγγραφέας και σχολιαστής οικονομικών και πολιτικών θεμάτων και υπήρξε έντονος επικριτής της Ευρωπαϊκής Ένωσης και των οικονομικών της πολιτικών. Παρά τη σύντομη θητεία του ως Υπουργού Οικονομικών, ο Βαρουφάκης παραμένει μια εξέχουσα προσωπικότητα στη διεθνή σκηνή και μια φωνή με επιρροή στις συζητήσεις για την οικονομική πολιτική.</text:p>
      <text:p text:style-name="Standard"/>
      <text:p text:style-name="Standard">Ο <text:span text:style-name="T1">Νίκος Ανδρουλάκης </text:span>είναι ο σημερινός πρόεδρος του Πανελληνίου Σοσιαλιστικού Κινήματος (ΠΑΣΟΚ), ενός από τα παλαιότερα πολιτικά κόμματα στην Ελλάδα. Έχει διατελέσει σε διάφορες θέσεις εντός του ΠΑΣΟΚ και διετέλεσε βουλευτής. Ως πρόεδρος, στοχεύει να αναζωογονήσει τις τύχες του κόμματος υποστηρίζοντας μεγαλύτερες επενδύσεις στην εκπαίδευση, την υγειονομική περίθαλψη και την κοινωνική πρόνοια, καθώς και μέτρα για την αντιμετώπιση της διαφθοράς. Ο Ανδρουλάκης αντιμετωπίζει ένα δύσκολο πολιτικό περιβάλλον, αλλά παραμένει σίγουρος για την ικανότητά του να ηγηθεί του ΠΑΣΟΚ και να οικοδομήσει ένα καλύτερο μέλλον για την Ελλάδα.</text:p>
      <text:p text:style-name="Standard"/>
      <text:p text:style-name="Standard">Ο <text:span text:style-name="T1">Κυριάκος Βελόπουλος</text:span> είναι Έλληνας πολιτικός και τηλεοπτική προσωπικότητα. Είναι ο ιδρυτής και αρχηγός του πολιτικού κόμματος Ελληνική Λύση, το οποίο ίδρυσε το 2018. Ο Βελόπουλος είναι γνωστός για τις συντηρητικές και εθνικιστικές του απόψεις και υπήρξε ένθερμος αντίπαλος της μετανάστευσης και της πολυπολιτισμικότητας. Έχει επίσης επικριθεί για τις αμφιλεγόμενες δηλώσεις του, συμπεριλαμβανομένης της πρότασής του ότι οι Ελληνίδες πρέπει να κάνουν περισσότερα παιδιά για να καταπολεμήσουν το χαμηλό ποσοστό γεννήσεων. Παρά τις αμφιλεγόμενες απόψεις του, ο Βελόπουλος έχει αποκτήσει σημαντικό κοινό στην Ελλάδα και το κόμμα του κέρδισε δέκα έδρες στη Βουλή των Ελλήνων στις εκλογές του 2019.</text:p>
      <text:p text:style-name="Standard"/>
      <text:p text:style-name="Standard"/>
      <text:p text:style-name="Standard"/>
      <text:p text:style-name="Standard"/>
      <text:p text:style-name="Standard"/>
      <text:p text:style-name="Standard"/>
      <text:p text:style-name="P2"/>
      <text:p text:style-name="P2"/>
      <text:p text:style-name="P2"><text:soft-page-break/>Ως άνθρωποι, φέρνουμε τις δικές μας προκαταλήψεις και προοπτικές σε ό,τι κάνουμε.</text:p>
      <text:p text:style-name="P2">Ωστόσο, για να παρέχουμε δίκαιες και ακριβείς πληροφορίες,</text:p>
      <text:p text:style-name="P2">καταβάλαμε συνειδητή προσπάθεια να είμαστε όσο το δυνατόν πιο αντικειμενικοί.</text:p>
      <text:p text:style-name="P2">Διεξάγαμε ενδελεχή έρευνα και συμβουλευτήκαμε πολλές πηγές, συμπεριλαμβανομένων εκείνων με διαφορετικές απόψεις.</text:p>
      <text:p text:style-name="P2">Ελέγξαμε επίσης τις πληροφορίες μας και αποφύγαμε να κάνουμε υποθέσεις ή γενικεύσεις.</text:p>
      <text:p text:style-name="P2">Στόχος μας ήταν να παρουσιάσουμε τις πληροφορίες με σαφή και αμερόληπτο τρόπο, </text:p>
      <text:p text:style-name="P2">επιτρέποντας στο κοινό μας να σχηματίσει τις δικές του απόψεις με βάση τα γεγονότα που παρουσιάζονται.</text:p>
      <text:p text:style-name="P2">Αν και αναγνωρίζουμε ότι η επίτευξη πλήρους αντικειμενικότητας αποτελεί πρόκληση, </text:p>
      <text:p text:style-name="P2">πιστεύουμε ότι η δέσμευσή μας για δικαιοσύνη και ακρίβεια θα εξυπηρετήσει καλά τους αναγνώστες μας.</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14T20:43:17.822000000</meta:creation-date>
    <dc:date>2023-05-01T11:14:52.943000000</dc:date>
    <meta:editing-duration>PT59M1S</meta:editing-duration>
    <meta:editing-cycles>2</meta:editing-cycles>
    <meta:generator>LibreOffice/7.0.3.1$Windows_X86_64 LibreOffice_project/d7547858d014d4cf69878db179d326fc3483e082</meta:generator>
    <meta:document-statistic meta:table-count="0" meta:image-count="0" meta:object-count="0" meta:page-count="2" meta:paragraph-count="14" meta:word-count="544" meta:character-count="3897" meta:non-whitespace-character-count="3365"/>
  </office:meta>
</office:document-meta>
</file>